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13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3655da" officeooo:paragraph-rsid="003655da" style:font-size-asian="8pt" style:font-size-complex="8pt"/>
    </style:style>
    <style:style style:name="P16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801602914832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1801602905584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6" office:value-type="string">
            <text:p text:style-name="P12">- <text:span text:style-name="T12">Create Back button function</text:span></text:p>
            <text:p text:style-name="P12">- <text:span text:style-name="T12">Create Print function</text:span></text:p>
            <text:p text:style-name="P12">- <text:span text:style-name="T12">Add Step Ladder Content</text:span></text:p>
            <text:p text:style-name="P12">- <text:span text:style-name="T12">Add Stair Content</text:span></text:p>
            <text:p text:style-name="P13">- <text:span text:style-name="T17">Add Background Img</text:span></text:p>
            <text:p text:style-name="P13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15">Bug<text:span text:style-name="T27">#1</text:span> </text:p>
            <text:p text:style-name="P15">- After calculate, click another tab won’t reset result field</text:p>
          </table:table-cell>
        </table:table-row>
        <table:table-row table:style-name="TableLine1801602919728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1801602920544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1801602906128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1801602910208">
          <table:table-cell table:style-name="Table1.A1" office:value-type="string">
            <text:p text:style-name="P16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1801602910208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6">-<text:span text:style-name="T27">Fix Bug#1</text:span></text:p>
          </table:table-cell>
          <table:table-cell table:style-name="Table1.A1" office:value-type="string">
            <text:p text:style-name="P6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15T23:57:07.485000000</dc:date>
    <meta:editing-duration>P2DT23H39M58S</meta:editing-duration>
    <meta:editing-cycles>42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49" meta:word-count="204" meta:character-count="1130" meta:non-whitespace-character-count="972"/>
  </office:meta>
</office:document-meta>
</file>